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4])" office:value-type="float" office:value="0.0000329078677056167" calcext:value-type="float">
            <text:p>3.29078677056167E-05</text:p>
          </table:table-cell>
          <table:table-cell table:formula="of:=AVERAGE([.N2:.N34])" office:value-type="float" office:value="0.0000529599478133572" calcext:value-type="float">
            <text:p>5.2959947813357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22:24:10.70968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13T22:49:57.892150270</dc:date>
    <meta:editing-duration>PT11H35M15S</meta:editing-duration>
    <meta:editing-cycles>39</meta:editing-cycles>
    <meta:generator>LibreOffice/7.0.4.2$Linux_X86_64 LibreOffice_project/00$Build-2</meta:generator>
    <meta:document-statistic meta:table-count="1" meta:cell-count="593" meta:object-count="0"/>
  </office:meta>
</office:document-meta>
</file>